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24pt" fo:language="ru" fo:country="RU" fo:font-style="normal" fo:font-weight="bold" officeooo:rsid="000629f0" officeooo:paragraph-rsid="000629f0" style:font-size-asian="24pt" style:font-style-asian="normal" style:font-weight-asian="bold" style:font-size-complex="24pt" style:font-style-complex="normal" style:font-weight-complex="bold"/>
    </style:style>
    <style:style style:name="P2" style:family="paragraph" style:parent-style-name="Standard">
      <style:paragraph-properties fo:margin-left="0cm" fo:margin-right="0cm" fo:text-align="start" style:justify-single-word="false" fo:text-indent="0cm" style:auto-text-indent="false"/>
      <style:text-properties style:font-name="Times New Roman" fo:font-size="12pt" fo:language="ru" fo:country="RU" fo:font-style="normal" fo:font-weight="normal" officeooo:rsid="000629f0" officeooo:paragraph-rsid="000629f0" style:font-size-asian="10.5pt" style:font-style-asian="normal" style:font-weight-asian="normal" style:font-size-complex="12pt" style:font-style-complex="normal" style:font-weight-complex="normal"/>
    </style:style>
    <style:style style:name="P3" style:family="paragraph" style:parent-style-name="Standard">
      <style:paragraph-properties fo:margin-left="0cm" fo:margin-right="0cm" fo:text-align="center" style:justify-single-word="false" fo:text-indent="0cm" style:auto-text-indent="false"/>
      <style:text-properties style:font-name="Times New Roman" fo:font-size="24pt" fo:language="ru" fo:country="RU" fo:font-style="normal" fo:font-weight="bold" officeooo:rsid="000629f0" officeooo:paragraph-rsid="000629f0" style:font-size-asian="24pt" style:font-style-asian="normal" style:font-weight-asian="bold" style:font-size-complex="24pt" style:font-style-complex="normal" style:font-weight-complex="bold"/>
    </style:style>
    <style:style style:name="P4" style:family="paragraph" style:parent-style-name="Standard">
      <style:paragraph-properties fo:margin-left="0cm" fo:margin-right="0cm" fo:text-align="start" style:justify-single-word="false" fo:text-indent="0cm" style:auto-text-indent="false"/>
      <style:text-properties style:font-name="Times New Roman" fo:font-size="12pt" fo:language="ru" fo:country="RU" fo:font-style="normal" fo:font-weight="normal" officeooo:rsid="000637db" officeooo:paragraph-rsid="000629f0" style:font-size-asian="10.5pt" style:font-style-asian="normal" style:font-weight-asian="normal" style:font-size-complex="12pt" style:font-style-complex="normal" style:font-weight-complex="normal"/>
    </style:style>
    <style:style style:name="P5" style:family="paragraph" style:parent-style-name="Standard">
      <style:paragraph-properties fo:margin-left="0cm" fo:margin-right="0cm" fo:text-align="start" style:justify-single-word="false" fo:text-indent="0cm" style:auto-text-indent="false"/>
      <style:text-properties style:font-name="Times New Roman" fo:font-size="12pt" fo:language="ru" fo:country="RU" fo:font-style="normal" fo:font-weight="normal" officeooo:rsid="000637db" officeooo:paragraph-rsid="000637db" style:font-size-asian="10.5pt" style:font-style-asian="normal" style:font-weight-asian="normal" style:font-size-complex="12pt" style:font-style-complex="normal" style:font-weight-complex="normal"/>
    </style:style>
    <style:style style:name="P6" style:family="paragraph" style:parent-style-name="Standard">
      <style:paragraph-properties fo:margin-left="0cm" fo:margin-right="0cm" fo:text-align="start" style:justify-single-word="false" fo:text-indent="0cm" style:auto-text-indent="false"/>
      <style:text-properties style:font-name="Times New Roman" fo:font-size="12pt" fo:language="ru" fo:country="RU" fo:font-style="normal" fo:font-weight="normal" officeooo:rsid="00066eba" officeooo:paragraph-rsid="00066eba" style:font-size-asian="10.5pt" style:font-style-asian="normal" style:font-weight-asian="normal" style:font-size-complex="12pt" style:font-style-complex="normal" style:font-weight-complex="normal"/>
    </style:style>
    <style:style style:name="P7" style:family="paragraph" style:parent-style-name="Standard">
      <style:paragraph-properties fo:margin-left="0cm" fo:margin-right="0cm" fo:text-align="start" style:justify-single-word="false" fo:text-indent="0cm" style:auto-text-indent="false"/>
      <style:text-properties style:font-name="Times New Roman" fo:font-size="12pt" fo:language="ru" fo:country="RU" fo:font-style="normal" fo:font-weight="normal" officeooo:rsid="0008332c" officeooo:paragraph-rsid="0008332c" style:font-size-asian="10.5pt" style:font-style-asian="normal" style:font-weight-asian="normal" style:font-size-complex="12pt" style:font-style-complex="normal" style:font-weight-complex="normal"/>
    </style:style>
    <style:style style:name="P8" style:family="paragraph" style:parent-style-name="Standard">
      <style:paragraph-properties fo:margin-left="0cm" fo:margin-right="0cm" fo:text-align="start" style:justify-single-word="false" fo:text-indent="0cm" style:auto-text-indent="false"/>
      <style:text-properties style:font-name="Times New Roman" fo:font-size="12pt" fo:language="ru" fo:country="RU" fo:font-style="normal" fo:font-weight="normal" officeooo:rsid="00097c4a" officeooo:paragraph-rsid="00097c4a" style:font-size-asian="10.5pt" style:font-style-asian="normal" style:font-weight-asian="normal" style:font-size-complex="12pt" style:font-style-complex="normal" style:font-weight-complex="normal"/>
    </style:style>
    <style:style style:name="P9" style:family="paragraph" style:parent-style-name="Standard">
      <style:paragraph-properties fo:margin-left="0cm" fo:margin-right="0cm" fo:text-align="start" style:justify-single-word="false" fo:text-indent="0cm" style:auto-text-indent="false"/>
      <style:text-properties style:font-name="Times New Roman" fo:font-size="12pt" fo:language="ru" fo:country="RU" fo:font-style="normal" fo:font-weight="bold" officeooo:rsid="0008332c" officeooo:paragraph-rsid="0008332c" style:font-size-asian="10.5pt" style:font-style-asian="normal" style:font-weight-asian="bold" style:font-size-complex="12pt" style:font-style-complex="normal" style:font-weight-complex="bold"/>
    </style:style>
    <style:style style:name="P10" style:family="paragraph" style:parent-style-name="Standard">
      <style:paragraph-properties fo:margin-left="0cm" fo:margin-right="0cm" fo:text-align="start" style:justify-single-word="false" fo:text-indent="0cm" style:auto-text-indent="false"/>
      <style:text-properties style:font-name="Times New Roman" fo:font-size="12pt" fo:language="ru" fo:country="RU" fo:font-style="normal" fo:font-weight="bold" officeooo:rsid="00097c4a" officeooo:paragraph-rsid="00097c4a" style:font-size-asian="10.5pt" style:font-style-asian="normal" style:font-weight-asian="bold" style:font-size-complex="12pt" style:font-style-complex="normal" style:font-weight-complex="bold"/>
    </style:style>
    <style:style style:name="P11" style:family="paragraph" style:parent-style-name="Standard">
      <style:paragraph-properties fo:margin-left="0cm" fo:margin-right="0cm" fo:text-align="start" style:justify-single-word="false" fo:text-indent="0cm" style:auto-text-indent="false"/>
      <style:text-properties style:font-name="Times New Roman" fo:font-size="12pt" fo:language="en" fo:country="US" fo:font-style="normal" fo:font-weight="bold" officeooo:rsid="00097c4a" officeooo:paragraph-rsid="00097c4a" style:font-size-asian="10.5pt" style:font-style-asian="normal" style:font-weight-asian="bold" style:font-size-complex="12pt" style:font-style-complex="normal" style:font-weight-complex="bold"/>
    </style:style>
    <style:style style:name="P12" style:family="paragraph" style:parent-style-name="Standard">
      <style:paragraph-properties fo:margin-left="0cm" fo:margin-right="0cm" fo:text-align="start" style:justify-single-word="false" fo:text-indent="0cm" style:auto-text-indent="false"/>
      <style:text-properties style:font-name="Times New Roman" fo:font-size="12pt" fo:language="en" fo:country="US" fo:font-style="normal" fo:font-weight="bold" officeooo:rsid="000ab210" officeooo:paragraph-rsid="000ab210" style:font-size-asian="10.5pt" style:font-style-asian="normal" style:font-weight-asian="bold" style:font-size-complex="12pt" style:font-style-complex="normal" style:font-weight-complex="bold"/>
    </style:style>
    <style:style style:name="P13" style:family="paragraph" style:parent-style-name="Standard">
      <style:paragraph-properties fo:margin-left="0cm" fo:margin-right="0cm" fo:text-align="start" style:justify-single-word="false" fo:text-indent="0cm" style:auto-text-indent="false"/>
      <style:text-properties style:font-name="Times New Roman" fo:font-size="12pt" fo:language="en" fo:country="US" fo:font-style="normal" fo:font-weight="normal" officeooo:rsid="0008332c" officeooo:paragraph-rsid="0008332c" style:font-size-asian="10.5pt" style:font-style-asian="normal" style:font-weight-asian="normal" style:font-size-complex="12pt" style:font-style-complex="normal" style:font-weight-complex="normal"/>
    </style:style>
    <style:style style:name="P14" style:family="paragraph" style:parent-style-name="Standard">
      <style:paragraph-properties fo:margin-left="0cm" fo:margin-right="0cm" fo:text-align="start" style:justify-single-word="false" fo:text-indent="0cm" style:auto-text-indent="false"/>
      <style:text-properties style:font-name="Times New Roman" fo:font-size="12pt" fo:language="en" fo:country="US" fo:font-style="normal" fo:font-weight="normal" officeooo:rsid="00097c4a" officeooo:paragraph-rsid="00097c4a" style:font-size-asian="10.5pt" style:font-style-asian="normal" style:font-weight-asian="normal" style:font-size-complex="12pt" style:font-style-complex="normal" style:font-weight-complex="normal"/>
    </style:style>
    <style:style style:name="T1" style:family="text">
      <style:text-properties fo:language="en" fo:country="US"/>
    </style:style>
    <style:style style:name="T2" style:family="text">
      <style:text-properties fo:language="en" fo:country="US" officeooo:rsid="00066eba"/>
    </style:style>
    <style:style style:name="T3" style:family="text">
      <style:text-properties fo:language="en" fo:country="US" officeooo:rsid="0008332c"/>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officeooo:rsid="000ab210" style:font-style-asian="italic" style:font-style-complex="italic"/>
    </style:style>
    <style:style style:name="T6" style:family="text">
      <style:text-properties fo:language="en" fo:country="US" officeooo:rsid="00097c4a"/>
    </style:style>
    <style:style style:name="T7" style:family="text">
      <style:text-properties fo:language="zxx" fo:country="none" style:language-asian="zxx" style:country-asian="none" style:language-complex="zxx" style:country-complex="none"/>
    </style:style>
    <style:style style:name="T8" style:family="text">
      <style:text-properties fo:language="ru" fo:country="RU" fo:font-weight="normal" officeooo:rsid="000ab210" style:font-weight-asian="normal" style:font-weight-complex="normal"/>
    </style:style>
    <style:style style:name="T9" style:family="text">
      <style:text-properties fo:font-weight="normal" style:font-weight-asian="normal" style:font-weight-complex="normal"/>
    </style:style>
    <style:style style:name="T10" style:family="text">
      <style:text-properties fo:font-weight="normal" officeooo:rsid="000ab210" style:font-weight-asian="normal" style:font-weight-complex="normal"/>
    </style:style>
    <style:style style:name="T1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Диалоги <text:span text:style-name="T1">1 </text:span>локации (комната)</text:p>
      <text:p text:style-name="P1"/>
      <text:p text:style-name="P3"/>
      <text:p text:style-name="P2">Начинается игра с заставки (чёрного фона с текстом): *2 <text:span text:style-name="T1">hours</text:span> <text:span text:style-name="T7">before</text:span> the incident*</text:p>
      <text:p text:style-name="P4"/>
      <text:p text:style-name="P5">После неё показывается комната и в ней 3 главных героя — ГГ, его друг и подруга и у них идёт разговор об обыденных делах.</text:p>
      <text:p text:style-name="P5"/>
      <text:p text:style-name="P5">ГГ- <text:span text:style-name="T1">Yo, J</text:span><text:span text:style-name="T2">ay</text:span><text:span text:style-name="T1">, do we have any food?</text:span></text:p>
      <text:p text:style-name="P6"><text:span text:style-name="T1">Jay </text:span><text:span text:style-name="T4">(</text:span><text:span text:style-name="T5">Jayson</text:span><text:span text:style-name="T11">)</text:span> — <text:span text:style-name="T1">I bought some veggie’s and Ell wants to do something with them.</text:span></text:p>
      <text:p text:style-name="P6">ГГ- <text:span text:style-name="T1">Hey, Ell! What r u cooking tonight?<text:line-break/>Ell </text:span><text:span text:style-name="T4">(Ella)</text:span><text:span text:style-name="T1">- I think soup, or something like that.</text:span></text:p>
      <text:p text:style-name="P6">ГГ- <text:span text:style-name="T1">Soup...Again…<text:line-break/>Ell- Yes. Again.<text:line-break/></text:span>ГГ- <text:span text:style-name="T1">Damn. I want something NEW.<text:line-break/>Jay- Then go and find a work. Make money and do whatever you want.<text:line-break/></text:span>ГГ- <text:span text:style-name="T1">Damn,u guys are so mean to me…</text:span></text:p>
      <text:p text:style-name="P6"><text:span text:style-name="T1">Jay- </text:span><text:span text:style-name="T3">Sorry,but for real – please find a work.</text:span></text:p>
      <text:p text:style-name="P7">ГГ- <text:span text:style-name="T1">Okay, but not today…<text:line-break/>Jay- Yeah-yeah, *not today, but maybe tomorrow* - I hear this everyday.</text:span></text:p>
      <text:p text:style-name="P7">ГГ- <text:span text:style-name="T1">Oh my, sorry dickhead! It’s not my fault what I have problems with health right now!</text:span></text:p>
      <text:p text:style-name="P7"><text:span text:style-name="T1">Jay- It’s literally your fault.</text:span></text:p>
      <text:p text:style-name="P7"><text:span text:style-name="T1">Ell- GUYS! Stop being a dick and shut up please!</text:span></text:p>
      <text:p text:style-name="P7">ГГ- <text:span text:style-name="T1">Sorry, I will try find a good work.</text:span></text:p>
      <text:p text:style-name="P7"><text:span text:style-name="T1">Jay- Eh.. Whatever.</text:span></text:p>
      <text:p text:style-name="P9">Тут пауза на секунды 4</text:p>
      <text:p text:style-name="P13">Jay- Guys, I have a suggestion for this evening for us!</text:p>
      <text:p text:style-name="P7">ГГ- <text:span text:style-name="T1">I’m interested.</text:span></text:p>
      <text:p text:style-name="P7"><text:span text:style-name="T1">Ell- What’s what?</text:span></text:p>
      <text:p text:style-name="P7"><text:span text:style-name="T1">Jay- Do u want to go outside and have fun at deserted place?</text:span></text:p>
      <text:p text:style-name="P7">ГГ- <text:span text:style-name="T1">Sure thing, I’ll go anywhere from this place. I’m tired sitting here and do nothing.</text:span></text:p>
      <text:p text:style-name="P7"><text:span text:style-name="T1">Ell- Yeah… I think… But there is this place?</text:span></text:p>
      <text:p text:style-name="P7"><text:span text:style-name="T1">Jay- </text:span><text:span text:style-name="T6">As u say Ethan… So! I have a conversation with some people who lives near the city border and they say,what there is old building, I think it’s something like abandoned hospital? They say what there reconstruction was underway… BUT! Something happened and all builders disappeared,but I think they just left it because our city stopped paying them money. And now it’s abandoned hospital with bad reputation and it’s heaven for drawing graffiti and exploring new place! We NEED to be there!</text:span></text:p>
      <text:p text:style-name="P14">Ell- That’s cool but…</text:p>
      <text:p text:style-name="P8">ГГ-<text:span text:style-name="T1"> Oh my, that’s so cool! I’m in!</text:span></text:p>
      <text:p text:style-name="P8"><text:span text:style-name="T1">Ell- Eh… Okay, me too…</text:span></text:p>
      <text:p text:style-name="P8"><text:span text:style-name="T1">Jay- Good! Ready when you're ready!</text:span></text:p>
      <text:p text:style-name="P8"><text:span text:style-name="T1">Ell- I have a bad feeling for this…</text:span></text:p>
      <text:p text:style-name="P10">Конец диалога — дальше игрок может изучить комнату,и чтобы продолжить идти дальше по сюжету он должен выйти из комнаты.</text:p>
      <text:p text:style-name="P10"><text:span text:style-name="T9">Так же нужно сделать, чтобы если игрок подойдёт к персонажам и нажмёт кнопку использовать они говорили :</text:span></text:p>
      <text:p text:style-name="P11"><text:soft-page-break/><text:span text:style-name="T9">Jay</text:span><text:span text:style-name="T10">son</text:span><text:span text:style-name="T9">- </text:span><text:span text:style-name="T10">When you're ready, just leave the house. We'll follow you out</text:span><text:span text:style-name="T8">.</text:span></text:p>
      <text:p text:style-name="P12"><text:span text:style-name="T10">E</text:span><text:span text:style-name="T9">lla- I really don’t wanna go there… But if you're going, then so am I. Just because I don’t wanna be alone!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24T17:31:25.803000000</dc:date>
    <meta:editing-duration>PT9M28S</meta:editing-duration>
    <meta:editing-cycles>2</meta:editing-cycles>
    <meta:generator>LibreOffice/7.1.5.2$Windows_X86_64 LibreOffice_project/85f04e9f809797b8199d13c421bd8a2b025d52b5</meta:generator>
    <meta:document-statistic meta:table-count="0" meta:image-count="0" meta:object-count="0" meta:page-count="2" meta:paragraph-count="31" meta:word-count="424" meta:character-count="2312" meta:non-whitespace-character-count="1914"/>
  </office:meta>
</office:document-meta>
</file>